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829000004450CC4F751.png"/>
  <manifest:file-entry manifest:media-type="image/png" manifest:full-path="Pictures/10000201000000C900000069D8B5756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Lucidasans, 'Lucida Sans', 'Arial Unicode MS'"/>
    <style:font-face style:name="Nimbus Mono L" svg:font-family="'Nimbus Mono L'" style:font-adornments="Predeterminado" style:font-pitch="fixed"/>
    <style:font-face style:name="Courier New" svg:font-family="'Courier New'" style:font-family-generic="modern" style:font-pitch="fixed"/>
    <style:font-face style:name="Bitstream Vera Sans1" svg:font-family="'Bitstream Vera Sans'" style:font-pitch="variable"/>
    <style:font-face style:name="Mincho" svg:font-family="Mincho" style:font-pitch="variable"/>
    <style:font-face style:name="Nimbus Mono L1" svg:font-family="'Nimbus Mono L'" style:font-adornments="Negrita" style:font-pitch="variable"/>
    <style:font-face style:name="Nimbus Roman No9 L1" svg:font-family="'Nimbus Roman No9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2" style:family="paragraph" style:parent-style-name="Header">
      <style:paragraph-properties fo:margin-left="0cm" fo:margin-right="0cm" fo:line-height="100%" fo:text-indent="0cm" style:auto-text-indent="false">
        <style:tab-stops>
          <style:tab-stop style:position="6.403cm" style:type="center"/>
          <style:tab-stop style:position="12.654cm" style:type="right"/>
          <style:tab-stop style:position="16.999cm" style:type="right"/>
        </style:tab-stops>
      </style:paragraph-properties>
    </style:style>
    <style:style style:name="P3" style:family="paragraph" style:parent-style-name="Header">
      <style:paragraph-properties fo:margin-left="0cm" fo:margin-right="0cm" fo:line-height="100%" fo:text-indent="0cm" style:auto-text-indent="false">
        <style:tab-stops>
          <style:tab-stop style:position="6.481cm" style:type="center"/>
          <style:tab-stop style:position="12.693cm" style:type="right"/>
          <style:tab-stop style:position="16.999cm" style:type="right"/>
        </style:tab-stops>
      </style:paragraph-properties>
    </style:style>
    <style:style style:name="P4" style:family="paragraph" style:parent-style-name="IGLUES._20_Comandos">
      <style:text-properties style:text-scale="68%"/>
    </style:style>
    <style:style style:name="P5" style:family="paragraph" style:parent-style-name="IGLUES._20_Capitulo_20_1" style:list-style-name="L1"/>
    <style:style style:name="P6" style:family="paragraph" style:parent-style-name="Title" style:master-page-name="iglues_5f_1_20_Portadilla">
      <style:paragraph-properties style:page-number="auto"/>
    </style:style>
    <style:style style:name="P7" style:family="paragraph" style:parent-style-name="Title" style:master-page-name="iglues_5f_2_20_Capitulo_20_-_20_primera_20_pagina">
      <style:paragraph-properties style:page-number="auto"/>
    </style:style>
    <style:style style:name="P8" style:family="paragraph" style:parent-style-name="IGLUES._20_Parrafo" style:list-style-name="L1"/>
    <style:style style:name="P9" style:family="paragraph" style:parent-style-name="Standard" style:master-page-name="iglues_5f_0_20_blanca">
      <style:paragraph-properties style:page-number="auto"/>
    </style:style>
    <style:style style:name="T1" style:family="text">
      <style:text-properties fo:font-size="12pt" fo:font-weight="bold" style:font-size-asian="12pt" style:font-weight-asian="bold" style:font-size-complex="12pt" style:font-weight-complex="bold"/>
    </style:style>
    <style:style style:name="T2" style:family="text">
      <style:text-properties style:font-name="Nimbus Roman No9 L1" style:font-name-asian="Nimbus Roman No9 L1" style:font-name-complex="Nimbus Roman No9 L1"/>
    </style:style>
    <style:style style:name="T3" style:family="text">
      <style:text-properties style:font-name="Nimbus Roman No9 L1" fo:font-size="14pt" style:font-name-asian="Nimbus Roman No9 L1" style:font-size-asian="14pt" style:font-name-complex="Nimbus Roman No9 L1" style:font-size-complex="14pt"/>
    </style:style>
    <style:style style:name="T4" style:family="text">
      <style:text-properties style:font-name="Nimbus Roman No9 L1" fo:font-size="10.5pt" style:font-name-asian="Nimbus Roman No9 L1" style:font-size-asian="10.5pt" style:font-name-complex="Nimbus Roman No9 L1" style:font-size-complex="10.5pt"/>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background-image/>
        <style:columns fo:column-count="1" fo:column-gap="0cm"/>
      </style:graphic-properties>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title>Unificación de criterios</text:title></text:p>
      <text:p text:style-name="Subtitle"><text:subject>Guía de estilo para el desarrollo de BulmaGés</text:subject></text:p>
      <text:p text:style-name="Standard"/>
      <text:p text:style-name="Signature"><text:user-defined text:name="Info 1">Autor</text:user-defined></text:p>
      <text:p text:style-name="Standard"/>
      <text:p text:style-name="Standard"/>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Centrado">Este artículo puede ser copiado y distribuido en las condiciones de la licencia GNU para documentación libre, GFDL (http://www.gnu.org/copyleft/fdl.html)</text:p>
      <text:p text:style-name="P9"/>
      <text:p text:style-name="Standard"/>
      <text:p text:style-name="Standard"/>
      <text:p text:style-name="P7"><text:title>Unificación de criterios</text:title></text:p>
      <text:p text:style-name="Subtitle"><text:subject>Guía de estilo para el desarrollo de BulmaGés</text:subject></text:p>
      <text:p text:style-name="Signature"><text:user-defined text:name="Info 1">Autor</text:user-defined></text:p>
      <text:p text:style-name="Standard"/>
      <text:p text:style-name="IGLUES._20_Parrafo">Esta guía de estilo es un resumen de algunas normas no escritas que voy aprendiendo mientras voy programando y consultando a los otros desarrolladores del proyecto. Quizás cuando esta guía crezca deberán agruparse los puntos de forma lógica.</text:p>
      <text:p text:style-name="IGLUES._20_Parrafo"/>
      <text:list xml:id="list616623711" text:style-name="L1">
        <text:list-item>
          <text:p text:style-name="P5">Sobre nomenclatura propia.</text:p>
        </text:list-item>
      </text:list>
      <text:p text:style-name="IGLUES._20_Parrafo"/>
      <text:list xml:id="list1364809816" text:continue-numbering="true" text:style-name="L1">
        <text:list-item>
          <text:list>
            <text:list-item>
              <text:p text:style-name="P8">Entendemos que un listado es una consulta de los datos de una tabla que se muestran visualmente en forma de grid o tabla. Nos referiremos a los tradicionales listados en papel o formato digital como informes.</text:p>
            </text:list-item>
          </text:list>
        </text:list-item>
      </text:list>
      <text:p text:style-name="IGLUES._20_Parrafo"/>
      <text:list xml:id="list1291025321" text:continue-numbering="true" text:style-name="L1">
        <text:list-item>
          <text:p text:style-name="P5">Sobre nomenclatura de variables, miembros (funciones) y clases.</text:p>
        </text:list-item>
      </text:list>
      <text:p text:style-name="IGLUES._20_Parrafo"/>
      <text:list xml:id="list626685678" text:continue-numbering="true" text:style-name="L1">
        <text:list-item>
          <text:list>
            <text:list-item>
              <text:p text:style-name="P8">En cada nuevo programa que uno haga (ya sea desde cero, como si se copia otro fuente para crear el nuevo programa) el autor debe poner su nombre. Esto se hace para garantizar la continuidad del proyecto bajo licencia GPL. Ejemplo del texto inicial del código fuente de un programa (provedit.cpp):</text:p>
              <text:p text:style-name="P8"/>
            </text:list-item>
          </text:list>
        </text:list-item>
      </text:list>
      <text:p text:style-name="P4">/***************************************************************************</text:p>
      <text:p text:style-name="P4"><text:s/>* <text:s text:c="2"/>Copyright (C) 2004 by J. M. Torres Rigo <text:s text:c="30"/>*</text:p>
      <text:p text:style-name="P4"><text:s/>* <text:s text:c="2"/>joanmi@bulma.net <text:s text:c="53"/>*</text:p>
      <text:p text:style-name="P4"><text:s/>* <text:s text:c="72"/>*</text:p>
      <text:p text:style-name="P4"><text:s/>* <text:s text:c="2"/>This program is free software; you can redistribute it and/or modify <text:s/>*</text:p>
      <text:p text:style-name="P4"><text:s/>* <text:s text:c="2"/>it under the terms of the GNU General Public License as published by <text:s/>*</text:p>
      <text:p text:style-name="P4"><text:soft-page-break/><text:s/>* <text:s text:c="2"/>the Free Software Foundation; either version 2 of the License, or <text:s text:c="4"/>*</text:p>
      <text:p text:style-name="P4"><text:s/>* <text:s text:c="2"/>(at your option) any later version. <text:s text:c="34"/>*</text:p>
      <text:p text:style-name="P4"><text:s/>* <text:s text:c="72"/>*</text:p>
      <text:p text:style-name="P4"><text:s/>* <text:s text:c="2"/>This program is distributed in the hope that it will be useful, <text:s text:c="6"/>*</text:p>
      <text:p text:style-name="P4"><text:s/>* <text:s text:c="2"/>but WITHOUT ANY WARRANTY; without even the implied warranty of <text:s text:c="7"/>*</text:p>
      <text:p text:style-name="P4"><text:s/>* <text:s text:c="2"/>MERCHANTABILITY or FITNESS FOR A PARTICULAR PURPOSE. <text:s/>See the <text:s text:c="8"/>*</text:p>
      <text:p text:style-name="P4"><text:s/>* <text:s text:c="2"/>GNU General Public License for more details. <text:s text:c="25"/>*</text:p>
      <text:p text:style-name="P4"><text:s/>* <text:s text:c="72"/>*</text:p>
      <text:p text:style-name="P4"><text:s/>* <text:s text:c="2"/>You should have received a copy of the GNU General Public License <text:s text:c="4"/>*</text:p>
      <text:p text:style-name="P4"><text:s/>* <text:s text:c="2"/>along with this program; if not, write to the <text:s text:c="24"/>*</text:p>
      <text:p text:style-name="P4"><text:s/>* <text:s text:c="2"/>Free Software Foundation, Inc., <text:s text:c="38"/>*</text:p>
      <text:p text:style-name="P4"><text:s/>* <text:s text:c="2"/>59 Temple Place - Suite 330, Boston, MA <text:s/>02111-1307, USA. <text:s text:c="12"/>*</text:p>
      <text:p text:style-name="P4"><text:s/>***************************************************************************/</text:p>
      <text:p text:style-name="IGLUES._20_Parrafo"/>
      <text:list xml:id="list765217073" text:continue-numbering="true" text:style-name="L1">
        <text:list-item>
          <text:list>
            <text:list-item>
              <text:p text:style-name="P8">Todo en C++. El lenguaje de programación es el C++. <text:s/></text:p>
            </text:list-item>
            <text:list-item>
              <text:p text:style-name="P8">Los nombres de las clases, siempre empiezan en mayúsculas.</text:p>
            </text:list-item>
            <text:list-item>
              <text:p text:style-name="P8">Los nombres de las clases se escriben todos en minúscula. Por ejemplo orderslistbase. </text:p>
            </text:list-item>
            <text:list-item>
              <text:p text:style-name="P8">Los nombres de las clases, miembros (funciones) y variables se escriben en inglés. El motivo es la idea de que el proyecto algún día pueda integrarse en KDE.</text:p>
            </text:list-item>
            <text:list-item>
              <text:p text:style-name="P8">Cuando es una palabra compuesta se juntan y se pone la primera letra de cada palabra en mayúsculas y el resto en minúsculas (incluida la primera letra del nombre de la función) por ejemplo: int elementName() const { return m_elementName; };. Creo que m_ viene de member. La idea es poder distinguir rápidamente las variables de una clase y las locales de la función que estás leyendo que nunca llevan m_.</text:p>
            </text:list-item>
            <text:list-item>
              <text:p text:style-name="P8">No se pone nunca "get" para indicar que es una función que devuelve un valor sino simplemente el nombre de la propiedad que devuelve. En vez de getValue/setValue o get_value/set_value nosotros usamos sólo value/setValue.</text:p>
            </text:list-item>
            <text:list-item>
              <text:p text:style-name="P8">En la lectura de tablas mediante cursores se utilizará la clase propia "cursor2".</text:p>
            </text:list-item>
            <text:list-item>
              <text:p text:style-name="P8">Los nombres de los iconos/imágenes empezaran con el prefijo “i_”.</text:p>
            </text:list-item>
          </text:list>
          <text:p text:style-name="P8"/>
        </text:list-item>
        <text:list-item>
          <text:p text:style-name="P5">Sobre la interfaz gráfica.</text:p>
        </text:list-item>
      </text:list>
      <text:p text:style-name="IGLUES._20_Parrafo"/>
      <text:list xml:id="list1137640460" text:continue-numbering="true" text:style-name="L1">
        <text:list-item>
          <text:list>
            <text:list-item>
              <text:p text:style-name="P8">Las pantallas en las que se pueda modificar la información en la base de datos deberán haber dos botones uno de aceptar y otro cancelar (aceptar a la derecha y cancelar a la izquierda).</text:p>
            </text:list-item>
            <text:list-item>
              <text:p text:style-name="P8">En alguna pantalla he visto que los slots de las pantallas empiezan por A mayuscula quizás deberíamos seguir una nomenclatura al estilo de "a_" para <text:soft-page-break/>ser coherentes con la nomenclatura de los campos.</text:p>
            </text:list-item>
            <text:list-item>
              <text:p text:style-name="P8">Desde un listado (una QTable) para llamar a la consulta de ese campo pondremos el carácter “+”. Por ejemplo, en la consulta de pedidos (linorderslist.cpp) cuando en la columna de artículo cuando se quiere consultar artículos escribimos “+” y al salir de la celda nos abre el listado de artículos.</text:p>
            </text:list-item>
            <text:list-item>
              <text:p text:style-name="P8">Desde un listado (una QTable) para copiar un dato de la línea superior pondremos el carácter “*”. Por ejemplo, en la consulta de pedidos (linorderslist.cpp) cuando en la columna de cantidad se quiere copiar el dato de la línea anterior escribimos “*” y al salir de la celda nos ha copiado el valor de la línea anterior.</text:p>
            </text:list-item>
            <text:list-item>
              <text:p text:style-name="P8">Para distinguir en el código si una función (miembro) es un slot que se usa en un widget del formulario, los slots deberían distinguirse con un prefijo, que puede ser s_.</text:p>
            </text:list-item>
          </text:list>
          <text:p text:style-name="P8"/>
        </text:list-item>
        <text:list-item>
          <text:p text:style-name="P5">Sobre los comentaros en los fuentes. </text:p>
          <text:p text:style-name="P8"/>
          <text:list>
            <text:list-item>
              <text:p text:style-name="P8">Ver la documentación sobre Doxigen en la web (<text:a xlink:type="simple" xlink:href="http://www.iglues.org/">www.iglues.org</text:a>) o bien en el cvs (bulmages/iglues/manuales/doxmanual) de David Gutiérrez.</text:p>
            </text:list-item>
            <text:list-item>
              <text:p text:style-name="P8">En los listados incluiremos en el mismo fuente como documentación la definición de la tabla principal de la que se extrae la información del listado. Ver como ejemplo el fuente "delivnoteslis.cpp".</text:p>
            </text:list-item>
          </text:list>
          <text:p text:style-name="P8"/>
        </text:list-item>
        <text:list-item>
          <text:p text:style-name="P5">Sobre la base de datos.</text:p>
          <text:p text:style-name="P8"/>
          <text:list>
            <text:list-item>
              <text:p text:style-name="P8">Los nombres de tabla se escriben en singular y los nombres de sus campos se componen de un prefijo significativo y como sufijo el nombre de la tabla. Por ejemplo, tabla "proveedor", campo identificador de proveedor "idproveedor".</text:p>
            </text:list-item>
            <text:list-item>
              <text:p text:style-name="P8">Los campos tipo autonuméricos que identifican un registro de una tabla se llamarán id+nombre_de_tabla.</text:p>
            </text:list-item>
          </text:list>
        </text:list-item>
      </text:list>
      <text:p text:style-name="IGLUES._20_Parrafo"/>
      <text:list xml:id="list1327679796" text:continue-numbering="true" text:style-name="L1">
        <text:list-item>
          <text:p text:style-name="P5"><text:s/>Sobre los nombres de los fuentes.</text:p>
          <text:p text:style-name="P8"/>
          <text:list>
            <text:list-item>
              <text:p text:style-name="P8">Los nombres de los ficheros de pantallas (*.ui) se acabarán con el sufijo base. (hay otro sufijo pero ahora no recuerdo cual es y como se usa, comentar con Tomeu o ver en la documentación de kde).</text:p>
            </text:list-item>
            <text:list-item>
              <text:p text:style-name="P8"><text:soft-page-break/>Los nombres de los fuentes de programas de listado se acabarán con el sufijo "list". Por ejemplo orderslist.cpp (listado de pedidos).</text:p>
            </text:list-item>
            <text:list-item>
              <text:p text:style-name="P8">Los nombres de los fuentes de los programas de pantallas tipo "ficha de..." o de edición tomarán el nombre de la tabla de la que cargan sus datos.</text:p>
            </text:list-item>
          </text:list>
        </text:list-item>
      </text:list>
      <text:p text:style-name="IGLUES._20_Parraf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Lucidasans, 'Lucida Sans', 'Arial Unicode MS'"/>
    <style:font-face style:name="Nimbus Mono L" svg:font-family="'Nimbus Mono L'" style:font-adornments="Predeterminado" style:font-pitch="fixed"/>
    <style:font-face style:name="Courier New" svg:font-family="'Courier New'" style:font-family-generic="modern" style:font-pitch="fixed"/>
    <style:font-face style:name="Bitstream Vera Sans1" svg:font-family="'Bitstream Vera Sans'" style:font-pitch="variable"/>
    <style:font-face style:name="Mincho" svg:font-family="Mincho" style:font-pitch="variable"/>
    <style:font-face style:name="Nimbus Mono L1" svg:font-family="'Nimbus Mono L'" style:font-adornments="Negrita" style:font-pitch="variable"/>
    <style:font-face style:name="Nimbus Roman No9 L1" svg:font-family="'Nimbus Roman No9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Nimbus Roman No9 L" fo:font-size="12pt" fo:language="es" fo:country="ES"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left="0cm" fo:margin-right="0cm" fo:text-align="justify" style:justify-single-word="false" fo:hyphenation-ladder-count="3" fo:text-indent="0.499cm" style:auto-text-indent="true" style:page-number="auto"/>
      <style:text-properties fo:font-size="10.5pt" fo:hyphenate="true" fo:hyphenation-remain-char-count="3" fo:hyphenation-push-char-count="2"/>
    </style:style>
    <style:style style:name="Text_20_body" style:display-name="Text body" style:family="paragraph" style:parent-style-name="Standard" style:class="text">
      <style:paragraph-properties fo:margin-top="0cm" fo:margin-bottom="0.212cm" style:register-true="true"/>
    </style:style>
    <style:style style:name="Signature" style:family="paragraph" style:parent-style-name="Standard" style:class="text">
      <style:paragraph-properties fo:margin-left="0cm" fo:margin-right="0cm" fo:text-align="center" style:justify-single-word="false" fo:text-indent="0cm" style:auto-text-indent="false" text:number-lines="false" text:line-number="0"/>
      <style:text-properties fo:font-variant="small-caps" fo:font-size="14pt" fo:font-style="italic"/>
    </style:style>
    <style:style style:name="List_20_Indent" style:display-name="List Indent" style:family="paragraph" style:parent-style-name="Text_20_body" style:class="text">
      <style:paragraph-properties fo:margin-left="5.001cm" fo:margin-right="0cm" style:register-true="tru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font-variant="small-cap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master-page-name="">
      <style:paragraph-properties fo:margin-left="0cm" fo:margin-right="0cm" fo:text-align="center" style:justify-single-word="false" fo:hyphenation-ladder-count="3" fo:text-indent="0cm" style:auto-text-indent="false" style:page-number="auto"/>
      <style:text-properties fo:font-size="24pt" fo:font-weight="bold" style:font-size-asian="18pt" style:font-weight-asian="bold" style:font-size-complex="18pt" style:font-weight-complex="bold" fo:hyphenate="false" fo:hyphenation-remain-char-count="3" fo:hyphenation-push-char-count="2"/>
    </style:style>
    <style:style style:name="Subtitle" style:family="paragraph" style:parent-style-name="Heading" style:next-style-name="Text_20_body" style:class="chapter" style:master-page-name="">
      <style:paragraph-properties fo:margin-left="0cm" fo:margin-right="0cm" fo:text-align="center" style:justify-single-word="false" fo:hyphenation-ladder-count="3" fo:text-indent="0cm" style:auto-text-indent="false" style:page-number="auto"/>
      <style:text-properties fo:font-size="16pt" fo:font-style="normal" style:font-size-asian="14pt" style:font-style-asian="italic" style:font-size-complex="14pt" style:font-style-complex="italic" fo:hyphenate="false" fo:hyphenation-remain-char-count="3" fo:hyphenation-push-char-count="2"/>
    </style:style>
    <style:style style:name="IGLUES._20_Capitulo_20_1" style:display-name="IGLUES. Capitulo 1" style:family="paragraph" style:parent-style-name="Standard" style:master-page-name="">
      <style:paragraph-properties fo:margin-left="0cm" fo:margin-right="0cm" fo:margin-top="0cm" fo:margin-bottom="0cm" fo:text-align="start" style:justify-single-word="false" fo:keep-together="always" fo:hyphenation-ladder-count="3" style:register-true="false" fo:text-indent="0cm" style:auto-text-indent="false" style:page-number="auto" fo:break-before="auto" fo:break-after="auto" fo:background-color="transparent">
        <style:tab-stops/>
        <style:background-image/>
      </style:paragraph-properties>
      <style:text-properties fo:color="#000080" fo:font-size="12pt" fo:font-weight="bold" fo:hyphenate="false" fo:hyphenation-remain-char-count="3" fo:hyphenation-push-char-count="2"/>
    </style:style>
    <style:style style:name="IGLUES._20_Lista" style:display-name="IGLUES. Lista" style:family="paragraph" style:parent-style-name="Standard" style:master-page-name="">
      <style:paragraph-properties fo:margin-left="0.499cm" fo:margin-right="0cm" fo:hyphenation-ladder-count="3" style:register-true="false" fo:text-indent="0cm" style:auto-text-indent="false" style:page-number="auto"/>
      <style:text-properties fo:hyphenate="true" fo:hyphenation-remain-char-count="3" fo:hyphenation-push-char-count="2"/>
    </style:style>
    <style:style style:name="IGLUES._20_Parrafo" style:display-name="IGLUES. Parrafo" style:family="paragraph" style:parent-style-name="Standard">
      <style:paragraph-properties style:register-true="false"/>
    </style:style>
    <style:style style:name="Default_7e_LT_7e_Untertitel" style:display-name="Default~LT~Untertitel" style:family="paragraph" style:parent-style-name="Standard">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Default_7e_LT_7e_Gliederung_20_1" style:display-name="Default~LT~Gliederung 1" style:family="paragraph" style:parent-style-name="Standard">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IGLUES._20_Centrado" style:display-name="IGLUES. Centrado" style:family="paragraph" style:parent-style-name="IGLUES._20_Parrafo">
      <style:paragraph-properties fo:margin-left="0cm" fo:margin-right="0cm" fo:text-align="center" style:justify-single-word="false" fo:text-indent="0cm" style:auto-text-indent="false"/>
    </style:style>
    <style:style style:name="IGLUES._20_Capitulo_20_1.1" style:display-name="IGLUES. Capitulo 1.1" style:family="paragraph" style:parent-style-name="IGLUES._20_Capitulo_20_1">
      <style:text-properties fo:font-variant="small-caps" fo:font-style="italic" fo:font-weight="normal"/>
    </style:style>
    <style:style style:name="IGLUES._20_Capitulo_20_1.1.1" style:display-name="IGLUES. Capitulo 1.1.1" style:family="paragraph" style:parent-style-name="IGLUES._20_Capitulo_20_1.1">
      <style:text-properties fo:font-variant="normal" fo:text-transform="none" fo:font-size="10.5pt" fo:font-style="normal"/>
    </style:style>
    <style:style style:name="IGLUES._20_Bibliografia" style:display-name="IGLUES. Bibliografia" style:family="paragraph" style:parent-style-name="IGLUES._20_Lista" style:master-page-name="">
      <style:paragraph-properties fo:margin-left="0.499cm" fo:margin-right="0cm" fo:text-align="start" style:justify-single-word="false" fo:hyphenation-ladder-count="3" fo:text-indent="-0.499cm" style:auto-text-indent="false" style:page-number="auto">
        <style:tab-stops/>
      </style:paragraph-properties>
      <style:text-properties fo:hyphenate="false" fo:hyphenation-remain-char-count="3" fo:hyphenation-push-char-count="2"/>
    </style:style>
    <style:style style:name="IGLUES._20_Comandos" style:display-name="IGLUES. Comandos" style:family="paragraph" style:parent-style-name="IGLUES._20_Parrafo" style:next-style-name="IGLUES._20_Parrafo" style:master-page-name="">
      <style:paragraph-properties fo:margin-left="0.499cm" fo:margin-right="0.499cm" fo:text-align="start" style:justify-single-word="false" fo:hyphenation-ladder-count="3" fo:text-indent="0cm" style:auto-text-indent="false" style:page-number="auto" fo:background-color="transparent" fo:padding="0.049cm" fo:border="0.035cm solid #000080">
        <style:tab-stops/>
        <style:background-image/>
      </style:paragraph-properties>
      <style:text-properties style:font-name="Nimbus Mono L" fo:font-size="8pt" style:text-scale="85%" fo:hyphenate="false" fo:hyphenation-remain-char-count="3"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Teletype" style:family="text">
      <style:text-properties style:font-name="Courier New" style:font-name-asian="Courier New" style:font-name-complex="Courier New"/>
    </style:style>
    <style:style style:name="IGLUES._20_Comando" style:display-name="IGLUES. Comando" style:family="text">
      <style:text-properties fo:color="#000000" style:font-name="Nimbus Mono L1" fo:font-size="8pt" fo:font-weight="bold" fo:background-color="#e6e6ff" style:text-scale="85%"/>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MP2" style:family="paragraph" style:parent-style-name="Header">
      <style:paragraph-properties fo:margin-left="0cm" fo:margin-right="0cm" fo:line-height="100%" fo:text-indent="0cm" style:auto-text-indent="false">
        <style:tab-stops>
          <style:tab-stop style:position="6.403cm" style:type="center"/>
          <style:tab-stop style:position="12.654cm" style:type="right"/>
          <style:tab-stop style:position="16.999cm" style:type="right"/>
        </style:tab-stops>
      </style:paragraph-properties>
    </style:style>
    <style:style style:name="MP3" style:family="paragraph" style:parent-style-name="Header">
      <style:paragraph-properties fo:margin-left="0cm" fo:margin-right="0cm" fo:line-height="100%" fo:text-indent="0cm" style:auto-text-indent="false">
        <style:tab-stops>
          <style:tab-stop style:position="6.481cm" style:type="center"/>
          <style:tab-stop style:position="12.693cm" style:type="right"/>
          <style:tab-stop style:position="16.999cm" style:type="right"/>
        </style:tab-stops>
      </style:paragraph-properties>
    </style:style>
    <style:style style:name="MT1" style:family="text">
      <style:text-properties fo:font-size="12pt" fo:font-weight="bold" style:font-size-asian="12pt" style:font-weight-asian="bold" style:font-size-complex="12pt" style:font-weight-complex="bold"/>
    </style:style>
    <style:style style:name="MT2" style:family="text">
      <style:text-properties style:font-name="Nimbus Roman No9 L1" style:font-name-asian="Nimbus Roman No9 L1" style:font-name-complex="Nimbus Roman No9 L1"/>
    </style:style>
    <style:style style:name="MT3" style:family="text">
      <style:text-properties style:font-name="Nimbus Roman No9 L1" fo:font-size="14pt" style:font-name-asian="Nimbus Roman No9 L1" style:font-size-asian="14pt" style:font-name-complex="Nimbus Roman No9 L1" style:font-size-complex="14pt"/>
    </style:style>
    <style:style style:name="MT4" style:family="text">
      <style:text-properties style:font-name="Nimbus Roman No9 L1" fo:font-size="10.5pt" style:font-name-asian="Nimbus Roman No9 L1" style:font-size-asian="10.5pt" style:font-name-complex="Nimbus Roman No9 L1" style:font-size-complex="10.5pt"/>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background-image/>
        <style:columns fo:column-count="1" fo:column-gap="0cm"/>
      </style:graphic-properties>
    </style:style>
    <style:style style:name="M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16.251cm" fo:page-height="22.5cm" style:num-format="1" style:print-orientation="portrait" fo:margin-top="2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header-footer-properties svg:height="4.999cm" fo:margin-left="0cm" fo:margin-right="0cm" fo:margin-top="0.499cm" style:dynamic-spacing="false"/>
      </style:footer-style>
    </style:page-layout>
    <style:page-layout style:name="Mpm3" style:page-usage="mirrored">
      <style:page-layout-properties fo:page-width="16.251cm" fo:page-height="22.5cm" style:num-format="1" style:print-orientation="portrait" fo:margin-top="2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page-layout>
    <style:page-layout style:name="Mpm4" style:page-usage="mirrored">
      <style:page-layout-properties fo:page-width="16.251cm" fo:page-height="22.5cm" style:num-format="1" style:print-orientation="portrait" fo:margin-top="6.001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page-layout>
    <style:page-layout style:name="Mpm5" style:page-usage="mirrored">
      <style:page-layout-properties fo:page-width="16.251cm" fo:page-height="22.5cm" style:num-format="1" style:print-orientation="portrait" fo:margin-top="2cm" fo:margin-bottom="1.9cm" fo:margin-left="2cm" fo:margin-right="1.499cm" style:register-truth-ref-style-name="Text_20_body" style:writing-mode="lr-tb" style:footnote-max-height="0cm">
        <style:footnote-sep style:width="0.018cm" style:distance-before-sep="0.101cm" style:distance-after-sep="0.101cm" style:adjustment="left" style:rel-width="10%" style:color="#000000"/>
      </style:page-layout-properties>
      <style:header-style>
        <style:header-footer-properties svg:height="1.998cm" fo:margin-left="0cm" fo:margin-right="0cm" fo:margin-bottom="0.499cm" fo:border-top="none" fo:border-bottom="0.176cm solid #000080" fo:border-left="none" fo:border-right="none" fo:padding="0.049cm" style:dynamic-spacing="false"/>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glues_5f_1_20_Portadilla" style:display-name="iglues_1 Portadilla" style:page-layout-name="Mpm2">
      <style:footer>
        <text:p text:style-name="Footer"><draw:frame draw:style-name="Mfr1" draw:name="Marco1" text:anchor-type="paragraph" svg:x="0.399cm" svg:y="0cm" svg:width="11.668cm" svg:height="4.202cm" draw:z-index="1"><draw:text-box><text:p text:style-name="MP1"><draw:frame draw:style-name="Mfr2" draw:name="Imagen4" text:anchor-type="as-char" svg:width="6.706cm" svg:height="3.508cm" draw:z-index="2"><draw:image xlink:href="Pictures/1000020100000829000004450CC4F751.png" xlink:type="simple" xlink:show="embed" xlink:actuate="onLoad"/></draw:frame></text:p><text:p text:style-name="MP1">[<text:span text:style-name="MT1">I</text:span>niciativa de <text:span text:style-name="MT1">G</text:span>estión <text:span text:style-name="MT1">L</text:span>ibre y <text:span text:style-name="MT1">U</text:span>niversal para <text:span text:style-name="MT1">E</text:span>mpresas y <text:span text:style-name="MT1">S</text:span>ociedades]</text:p></draw:text-box></draw:frame></text:p>
      </style:footer>
    </style:master-page>
    <style:master-page style:name="iglues_5f_0_20_blanca" style:display-name="iglues_0 blanca" style:page-layout-name="Mpm3"/>
    <style:master-page style:name="iglues_5f_2_20_Capitulo_20_-_20_primera_20_pagina" style:display-name="iglues_2 Capitulo - primera pagina" style:page-layout-name="Mpm4" style:next-style-name="iglues_5f_3_20_Capitulo_20_-_20_recto-verso"/>
    <style:master-page style:name="iglues_5f_3_20_Capitulo_20_-_20_recto-verso" style:display-name="iglues_3 Capitulo - recto-verso" style:page-layout-name="Mpm5">
      <style:header>
        <text:p text:style-name="MP2"><draw:frame draw:style-name="Mfr3" draw:name="Imagen2" text:anchor-type="paragraph" svg:x="0.062cm" svg:y="0cm" svg:width="2.281cm" svg:height="1.191cm" draw:z-index="0"><draw:image xlink:href="Pictures/10000201000000C900000069D8B5756D.png" xlink:type="simple" xlink:show="embed" xlink:actuate="onLoad"/></draw:frame><text:title>Unificación de criterios</text:title><text:initial-creator/></text:p>
        <text:p text:style-name="MP2"><text:span text:style-name="MT2"><text:tab/>—</text:span> <text:initial-creator/><text:user-defined text:name="Info 1">Autor</text:user-defined> <text:span text:style-name="MT2">—<text:tab/></text:span><text:span text:style-name="MT3"><text:page-number text:select-page="current">6</text:page-number></text:span></text:p>
      </style:header>
      <style:header-left>
        <text:p text:style-name="MP3"><draw:frame draw:style-name="Mfr3" draw:name="Imagen1" text:anchor-type="paragraph" svg:x="10.273cm" svg:y="0cm" svg:width="2.408cm" svg:height="1.258cm" draw:z-index="3"><draw:image xlink:href="Pictures/10000201000000C900000069D8B5756D.png" xlink:type="simple" xlink:show="embed" xlink:actuate="onLoad"/></draw:frame><text:span text:style-name="MT4"><text:title>Unificación de criterios</text:title></text:span><text:span text:style-name="MT3"><text:initial-creator/></text:span></text:p>
        <text:p text:style-name="MP3"><text:span text:style-name="MT3"><text:page-number text:select-page="current">6</text:page-number></text:span><text:span text:style-name="MT2"><text:tab/>—</text:span> <text:initial-creator/><text:user-defined text:name="Info 1">Autor</text:user-defined> <text:span text:style-name="MT2">—<text:tab/></text:span></text:p>
      </style:header-left>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Unificación de criterios</dc:title>
    <dc:subject>Guía de estilo para el desarrollo de BulmaGés</dc:subject>
    <meta:creation-date>2005-02-28T19:07:30</meta:creation-date>
    <dc:date>2005-03-09T11:50:35</dc:date>
    <dc:language>es-ES</dc:language>
    <meta:editing-cycles>5</meta:editing-cycles>
    <meta:editing-duration>PT10M49S</meta:editing-duration>
    <meta:document-statistic meta:character-count="6079" meta:image-count="3" meta:object-count="0" meta:page-count="6" meta:paragraph-count="97" meta:table-count="0" meta:word-count="906"/>
    <meta:user-defined meta:name="Info 1">Autor</meta:user-defined>
    <meta:user-defined meta:name="Info 2"/>
    <meta:user-defined meta:name="Info 3"/>
    <meta:user-defined meta:name="Info 4"/>
  </office:meta>
</office:document-meta>
</file>